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804">
            <text:p>38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6">
            <text:p>39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15">
            <text:p>9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92">
            <text:p>5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891">
            <text:p>18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4">
            <text:p>2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740">
            <text:p>377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28">
            <text:p>322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63">
            <text:p>4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63">
            <text:p>48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66">
            <text:p>36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077">
            <text:p>1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95">
            <text:p>8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718">
            <text:p>23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